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a61" officeooo:paragraph-rsid="0007aa61"/>
    </style:style>
    <style:style style:name="P2" style:family="paragraph" style:parent-style-name="Standard">
      <style:text-properties fo:font-weight="bold" officeooo:rsid="0007aa61" officeooo:paragraph-rsid="0007aa61" style:font-weight-asian="bold" style:font-weight-complex="bold"/>
    </style:style>
    <style:style style:name="P3" style:family="paragraph" style:parent-style-name="Standard">
      <style:text-properties fo:font-weight="bold" officeooo:rsid="000830fc" officeooo:paragraph-rsid="000830fc" style:font-weight-asian="bold" style:font-weight-complex="bold"/>
    </style:style>
    <style:style style:name="P4" style:family="paragraph" style:parent-style-name="Standard">
      <style:text-properties fo:font-style="italic" officeooo:rsid="0007aa61" officeooo:paragraph-rsid="0007aa61" style:font-style-asian="italic" style:font-style-complex="italic"/>
    </style:style>
    <style:style style:name="P5" style:family="paragraph" style:parent-style-name="Standard">
      <style:text-properties fo:font-style="italic" officeooo:rsid="00081fc1" officeooo:paragraph-rsid="00081fc1" style:font-style-asian="italic" style:font-style-complex="italic"/>
    </style:style>
    <style:style style:name="P6" style:family="paragraph" style:parent-style-name="Standard">
      <style:text-properties fo:font-style="italic" officeooo:rsid="00099e62" officeooo:paragraph-rsid="00099e62" style:font-style-asian="italic" style:font-style-complex="italic"/>
    </style:style>
    <style:style style:name="P7" style:family="paragraph" style:parent-style-name="Standard">
      <style:text-properties fo:font-style="italic" officeooo:rsid="000a2ff9" officeooo:paragraph-rsid="000a2ff9" style:font-style-asian="italic" style:font-style-complex="italic"/>
    </style:style>
    <style:style style:name="P8" style:family="paragraph" style:parent-style-name="Standard">
      <style:text-properties fo:font-style="italic" officeooo:rsid="000b0077" officeooo:paragraph-rsid="000b0077" style:font-style-asian="italic" style:font-style-complex="italic"/>
    </style:style>
    <style:style style:name="P9" style:family="paragraph" style:parent-style-name="Standard">
      <style:text-properties fo:font-style="italic" style:text-underline-style="none" fo:font-weight="normal" officeooo:rsid="000a2ff9" officeooo:paragraph-rsid="000a2ff9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a2ff9" officeooo:paragraph-rsid="000a2ff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b0077" officeooo:paragraph-rsid="000b007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c4de9" officeooo:paragraph-rsid="000c4de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ce728" officeooo:paragraph-rsid="000ce72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0d5bd8" officeooo:paragraph-rsid="000d5bd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0d5bd8" officeooo:paragraph-rsid="000d5bd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0fb34b" officeooo:paragraph-rsid="000fb34b" style:font-style-asian="normal" style:font-weight-asian="normal" style:font-style-complex="normal" style:font-weight-complex="normal"/>
    </style:style>
    <style:style style:name="T1" style:family="text">
      <style:text-properties officeooo:rsid="000d5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rals </text:p>
      <text:p text:style-name="P1">A rails referrals tracking app, using Argus generated messages to keep track of clinic generated referrals </text:p>
      <text:p text:style-name="P1"/>
      <text:p text:style-name="P2">Create project </text:p>
      <text:p text:style-name="P1">First create a new folder “Referrals”</text:p>
      <text:p text:style-name="P1">CD this folder</text:p>
      <text:p text:style-name="P1"/>
      <text:p text:style-name="P3">Create project and entities </text:p>
      <text:p text:style-name="P1">In terminal </text:p>
      <text:p text:style-name="P4">rails new referrals </text:p>
      <text:p text:style-name="P5">rails generate scaffold Client surname:string first_name:string middle_name:string urn:integer address:string dob:string clinic:string </text:p>
      <text:p text:style-name="P6">rails generate scaffold Referral client_urn:string clinic:string referrer:string referee:string filename:string</text:p>
      <text:p text:style-name="P7">rails generate scaffold Referee name:string phone:string FAX:string email:string </text:p>
      <text:p text:style-name="P7">rails generate scaffold Referrer name:string phone:string FAX:string email:string provider_number:string </text:p>
      <text:p text:style-name="P7">rails generate scaffold Clinic name:string phone:string FAX:string email:string </text:p>
      <text:p text:style-name="P8">rails generate scaffold Message origin:string timesanddate:date_time </text:p>
      <text:p text:style-name="P8"/>
      <text:p text:style-name="P10">Edit migrations =&gt; limits </text:p>
      <text:p text:style-name="P9">rake db: migrate</text:p>
      <text:p text:style-name="P10"/>
      <text:p text:style-name="P10">Edit models to create associations and then create migrations to set up appropriate changes in tables </text:p>
      <text:p text:style-name="P11"/>
      <text:p text:style-name="P11">Edit Models to add validations </text:p>
      <text:p text:style-name="P11"/>
      <text:p text:style-name="P12">Set up seed data</text:p>
      <text:p text:style-name="P12"/>
      <text:p text:style-name="P14">Add status and urgency to referrals </text:p>
      <text:p text:style-name="P12"/>
      <text:p text:style-name="P13">Setup primary display of referrals <text:span text:style-name="T1">to display status of a referral in a highly visible user interface</text:span></text:p>
      <text:p text:style-name="P14">Searchable by:</text:p>
      <text:p text:style-name="P14">(1) URN to see status of an individual patient's referrals</text:p>
      <text:p text:style-name="P14">(2) By Clinic</text:p>
      <text:p text:style-name="P14">(3) Clinic and specialty</text:p>
      <text:p text:style-name="P14">(4) by specialty</text:p>
      <text:p text:style-name="P14"/>
      <text:p text:style-name="P16">Search working by urn, clinic, referrer</text:p>
      <text:p text:style-name="P16">Add pagination and persistent searches </text:p>
      <text:p text:style-name="P14"/>
      <text:p text:style-name="P14">Allow messages relating to a referral via email </text:p>
      <text:p text:style-name="P14">Parse according to ?xml =&gt; message data</text:p>
      <text:p text:style-name="P14"/>
      <text:p text:style-name="P14">Add user and admin interfaces </text:p>
      <text:p text:style-name="P14">(these could be abstracted so they can be used in other app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7:27:57.435056412</meta:creation-date>
    <dc:date>2016-04-19T12:59:03.021327695</dc:date>
    <meta:editing-duration>PT44M1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208" meta:character-count="1533" meta:non-whitespace-character-count="1339"/>
  </office:meta>
</office:document-meta>
</file>